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1c4" officeooo:paragraph-rsid="00131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a </text:p>
      <text:p text:style-name="P1">#include &lt;pthread.h&gt; </text:p>
      <text:p text:style-name="P1">#include &lt;semaphore.h&gt; </text:p>
      <text:p text:style-name="P1">#include &lt;stdlib.h&gt; </text:p>
      <text:p text:style-name="P1">#include &lt;stdio.h&gt;</text:p>
      <text:p text:style-name="P1">#define MaxItems 5 </text:p>
      <text:p text:style-name="P1">#define BufferSize 5</text:p>
      <text:p text:style-name="P1">sem_t empty; sem_t full; </text:p>
      <text:p text:style-name="P1">int in = 0;</text:p>
      <text:p text:style-name="P1">int out = 0;</text:p>
      <text:p text:style-name="P1">int buffer[BufferSize]; </text:p>
      <text:p text:style-name="P1">pthread_mutex_t mutex; </text:p>
      <text:p text:style-name="P1">void *producer(void *pno)</text:p>
      <text:p text:style-name="P1">{</text:p>
      <text:p text:style-name="P1">int item;</text:p>
      <text:p text:style-name="P1">for(int i = 0; i &lt; MaxItems; i++) </text:p>
      <text:p text:style-name="P1">{</text:p>
      <text:p text:style-name="P1">item = rand(); </text:p>
      <text:p text:style-name="P1">buffer[in] = item;</text:p>
      <text:p text:style-name="P1">printf("Producer %d: Insert Item %d at %d\n", *((int *)pno),buffer[in],in); </text:p>
      <text:p text:style-name="P1">in = (in+1)%BufferSize;</text:p>
      <text:p text:style-name="P1">pthread_mutex_unlock(&amp;mutex); </text:p>
      <text:p text:style-name="P1">sem_post(&amp;full);</text:p>
      <text:p text:style-name="P1">}</text:p>
      <text:p text:style-name="P1">}</text:p>
      <text:p text:style-name="P1">void *consumer(void *cno)</text:p>
      <text:p text:style-name="P1">{ for(int i = 0; i &lt; MaxItems; i++) { sem_wait(&amp;full);</text:p>
      <text:p text:style-name="P1"><text:s/></text:p>
      <text:p text:style-name="P1">pthread_mutex_lock(&amp;mutex); </text:p>
      <text:p text:style-name="P1">int item = buffer[out];</text:p>
      <text:p text:style-name="P1">printf("Consumer %d: Remove Item %d from %d\n",*((int *)cno),item, out); </text:p>
      <text:p text:style-name="P1">out = (out+1)%BufferSize;</text:p>
      <text:p text:style-name="P1">pthread_mutex_unlock(&amp;mutex); </text:p>
      <text:p text:style-name="P1">sem_post(&amp;empty);</text:p>
      <text:p text:style-name="P1">}</text:p>
      <text:p text:style-name="P1">}</text:p>
      <text:p text:style-name="P1">int main()</text:p>
      <text:p text:style-name="P1">{</text:p>
      <text:p text:style-name="P1">pthread_t pro[5],con[5]; </text:p>
      <text:p text:style-name="P1">pthread_mutex_init(&amp;mutex, NULL); </text:p>
      <text:p text:style-name="P1">sem_init(&amp;empty,0,BufferSize); </text:p>
      <text:p text:style-name="P1">sem_init(&amp;full,0,0);</text:p>
      <text:p text:style-name="P1">int a[5] = {1,2,3,4,5}; </text:p>
      <text:p text:style-name="P1"><text:s/>for(int i = 0; i &lt; 5; i++) {</text:p>
      <text:p text:style-name="P1">pthread_create(&amp;pro[i], NULL, (void *)producer, (void *)&amp;a[i]);</text:p>
      <text:p text:style-name="P1">}</text:p>
      <text:p text:style-name="P1">for(int i = 0; i &lt; 5; i++) {</text:p>
      <text:p text:style-name="P1">pthread_create(&amp;con[i], NULL, (void *)consumer, (void *)&amp;a[i]);</text:p>
      <text:p text:style-name="P1">}</text:p>
      <text:p text:style-name="P1">for(int i = 0; i &lt; 5; i++) { pthread_join(pro[i], NULL);</text:p>
      <text:p text:style-name="P1">}</text:p>
      <text:p text:style-name="P1">for(int i = 0; i &lt; 5; i++) { pthread_join(con[i], NULL);</text:p>
      <text:p text:style-name="P1"><text:soft-page-break/>}</text:p>
      <text:p text:style-name="P1">pthread_mutex_destroy(&amp;mutex); sem_destroy(&amp;empty); sem_destroy(&amp;full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0:08:49.291851662</meta:creation-date>
    <dc:date>2025-11-08T10:09:25.407592813</dc:date>
    <meta:editing-duration>PT36S</meta:editing-duration>
    <meta:editing-cycles>1</meta:editing-cycles>
    <meta:document-statistic meta:table-count="0" meta:image-count="0" meta:object-count="0" meta:page-count="2" meta:paragraph-count="56" meta:word-count="178" meta:character-count="1272" meta:non-whitespace-character-count="1128"/>
    <meta:generator>LibreOffice/7.3.7.2$Linux_X86_64 LibreOffice_project/30$Build-2</meta:generator>
  </office:meta>
</office:document-meta>
</file>